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i>S</mi>
              <mo stretchy="false">̃</mo>
            </mover>
            <mfenced open="{" close="}">
              <mrow>
                <mstyle mathvariant="bold">
                  <mrow>
                    <mi>q</mi>
                  </mrow>
                </mstyle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row>
              <munderover>
                <mo stretchy="false">∫</mo>
                <msub>
                  <mi>t</mi>
                  <mn>1</mn>
                </msub>
                <msub>
                  <mi>t</mi>
                  <mn>2</mn>
                </msub>
              </munderover>
              <mrow>
                <mo stretchy="false">(</mo>
                <mrow>
                  <mrow>
                    <mi>T</mi>
                    <mo stretchy="false">−</mo>
                    <mi>W</mi>
                  </mrow>
                </mrow>
                <mo stretchy="false">)</mo>
              </mrow>
            </mrow>
            <mtext>d</mtext>
            <mi>t</mi>
          </mrow>
        </mtd>
      </mtr>
      <mtr>
        <mtd>
          <mrow/>
        </mtd>
      </mtr>
      <mtr>
        <mtd>
          <mrow>
            <mi>W</mi>
            <mrow>
              <mi/>
              <mo stretchy="false">=</mo>
              <mrow>
                <mi/>
                <mo stretchy="false">−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tyle mathvariant="bold">
                      <mrow>
                        <msub>
                          <mi>K</mi>
                          <mi>i</mi>
                        </msub>
                      </mrow>
                    </mstyle>
                  </mrow>
                  <mo stretchy="false">⋅</mo>
                  <mstyle mathvariant="bold">
                    <mrow>
                      <msub>
                        <mi>r</mi>
                        <mi>i</mi>
                      </msub>
                    </mrow>
                  </mstyle>
                </mrow>
              </mrow>
            </mrow>
          </mrow>
        </mtd>
      </mtr>
    </mtable>
    <annotation encoding="StarMath 5.0">tilde S left lbrace bold q(t) right rbrace `=` int from t_1 to t_2 (T-W) "d" t newline newline
W `=` - sum from i=1 to N bold K_i cdot bold r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3:39:48.856000000</meta:creation-date>
    <meta:generator>LibreOffice/4.1.4.2$Windows_x86 LibreOffice_project/0a0440ccc0227ad9829de5f46be37cfb6edcf72</meta:generator>
  </office:meta>
</office:document-meta>
</file>